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691" officeooo:paragraph-rsid="00181691"/>
    </style:style>
    <style:style style:name="P2" style:family="paragraph" style:parent-style-name="Standard">
      <style:text-properties officeooo:rsid="00181691" officeooo:paragraph-rsid="00181691"/>
    </style:style>
    <style:style style:name="P3" style:family="paragraph" style:parent-style-name="Standard">
      <style:text-properties officeooo:rsid="00185865" officeooo:paragraph-rsid="001858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 :</text:p>
      <text:p text:style-name="P1"/>
      <text:p text:style-name="P1">Je n’ai pas put finir le jeu parce que je voulais essayer trouver les choses par moi-même et non de faire un simple copié-collé !</text:p>
      <text:p text:style-name="P1">Mais j’ai au moins presque tout comprit les choses que j’ai mit en html</text:p>
      <text:p text:style-name="P1"/>
      <text:p text:style-name="P3">J’ai au moins découvert la balise &lt;canvas&gt; et je sais comment faire des formes en javascript, comment les placer et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20:44:28.620239751</meta:creation-date>
    <dc:date>2019-08-28T22:02:02.574678701</dc:date>
    <meta:editing-duration>PT2M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61" meta:character-count="322" meta:non-whitespace-character-count="265"/>
  </office:meta>
</office:document-meta>
</file>